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size="17.1000003814697pt" style:font-size-asian="15pt" style:font-size-complex="17.1000003814697pt"/>
    </style:style>
    <style:style style:name="P2" style:family="paragraph" style:parent-style-name="Standard">
      <style:text-properties fo:font-size="17.1000003814697pt" officeooo:paragraph-rsid="0035041e" style:font-size-asian="15pt" style:font-size-complex="17.1000003814697pt"/>
    </style:style>
    <style:style style:name="P3" style:family="paragraph" style:parent-style-name="Standard">
      <style:text-properties fo:font-size="17.1000003814697pt" officeooo:paragraph-rsid="0079680f" style:font-size-asian="15pt" style:font-size-complex="17.1000003814697pt"/>
    </style:style>
    <style:style style:name="P4" style:family="paragraph" style:parent-style-name="Standard">
      <style:text-properties fo:font-size="17.1000003814697pt" officeooo:paragraph-rsid="0084cfb9" style:font-size-asian="15pt" style:font-size-complex="17.1000003814697pt"/>
    </style:style>
    <style:style style:name="T1" style:family="text">
      <style:text-properties officeooo:rsid="001d2a5f"/>
    </style:style>
    <style:style style:name="T2" style:family="text">
      <style:text-properties officeooo:rsid="001ef5fe"/>
    </style:style>
    <style:style style:name="T3" style:family="text">
      <style:text-properties officeooo:rsid="00208f05"/>
    </style:style>
    <style:style style:name="T4" style:family="text">
      <style:text-properties officeooo:rsid="002464dc"/>
    </style:style>
    <style:style style:name="T5" style:family="text">
      <style:text-properties officeooo:rsid="0027ff7f"/>
    </style:style>
    <style:style style:name="T6" style:family="text">
      <style:text-properties officeooo:rsid="00326505"/>
    </style:style>
    <style:style style:name="T7" style:family="text">
      <style:text-properties officeooo:rsid="0045c825"/>
    </style:style>
    <style:style style:name="T8" style:family="text">
      <style:text-properties officeooo:rsid="00519505"/>
    </style:style>
    <style:style style:name="T9" style:family="text">
      <style:text-properties officeooo:rsid="0056ebfe"/>
    </style:style>
    <style:style style:name="T10" style:family="text">
      <style:text-properties officeooo:rsid="0060b3fb"/>
    </style:style>
    <style:style style:name="T11" style:family="text">
      <style:text-properties officeooo:rsid="00613ae7"/>
    </style:style>
    <style:style style:name="T12" style:family="text">
      <style:text-properties officeooo:rsid="00725a50"/>
    </style:style>
    <style:style style:name="T13" style:family="text">
      <style:text-properties officeooo:rsid="007b26f9"/>
    </style:style>
    <style:style style:name="T14" style:family="text">
      <style:text-properties officeooo:rsid="0086c12a"/>
    </style:style>
    <style:style style:name="T15" style:family="text">
      <style:text-properties officeooo:rsid="00886330"/>
    </style:style>
    <style:style style:name="T16" style:family="text">
      <style:text-properties officeooo:rsid="00941ee2"/>
    </style:style>
    <style:style style:name="T17" style:family="text">
      <style:text-properties officeooo:rsid="00964c9f"/>
    </style:style>
    <style:style style:name="T18" style:family="text">
      <style:text-properties officeooo:rsid="0097c2c8"/>
    </style:style>
    <style:style style:name="T19" style:family="text">
      <style:text-properties officeooo:rsid="0099bc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MichaelとNicolsonは珍しく慌てている。</text:span></text:p>
      <text:p text:style-name="P1">　ペネトレーションテストを開始して間もなく、農業用ロボット指揮管理インスタンスへのログインができなくなったらしい。ブラウザから<text:span text:style-name="T2">APIを呼び出しても応答すらしない。別ターミナルから、テスト用に構築した</text:span><text:span text:style-name="T3">VPNでarp-scanをかけても応答すらない。</text:span></text:p>
      <text:p text:style-name="P1">　<text:span text:style-name="T4">IITIの村松に連絡を取ろうとするが、あいにく日本は祝日で、連絡がつかない。とりあえず来週まで待つことにして、</text:span><text:span text:style-name="T5">3人で</text:span><text:span text:style-name="T4">いろいろと試してみることにする。といっても私の仕事はあまりないが。</text:span></text:p>
      <text:p text:style-name="P1">　</text:p>
      <text:p text:style-name="P1">　翌週、村松に連絡がついたが、案の定、得られた情報は殆どなかった。サーバー構築については研究員の田山が担当しているとのことで、田山、村松と弊社で引き続き連絡を取り合うことで合意したのみであった。</text:p>
      <text:p text:style-name="P2"><text:soft-page-break/>　レンタルサーバーが落ちたかと思ったが他の事業者向けのインスタンスは正常に動いているらしい。また、本日に入って、小林農産から農業用ロボットのログが上がってこないと<text:span text:style-name="T6">IITIに問い合わせがあったようだ。先方としては、来週から始まる稲刈りを前に動作確認を行いたいようで、そのために農業用ロボットの試運転をしようとした矢先のことであった。</text:span></text:p>
      <text:p text:style-name="P2">　事態が深刻さを増す中、原因究明は一旦置いて、本番用に代替インスタンスを構築し応急処置をとった。これで暫くは耐えるが、いつまたこの代替インスタンスも戦士するか分からないので、原因究明は急がねばならない。</text:p>
      <text:p text:style-name="P2">　原因不明のまま、代替インスタンスは無事<text:span text:style-name="T7">1週間稼働し続け、何事もなかったかのようにすべての収穫ロボットの試運転と、セキュリティソフトのインストールが完了した。</text:span></text:p>
      <text:p text:style-name="P2"><text:soft-page-break/>　翌月曜日、午後からのペネトレーションテストの再会に備えて、資料作成をしていると、国際電話が鳴った。村松からだ。</text:p>
      <text:p text:style-name="P2">　次の瞬間、耳を疑う叫びが飛び込んできた。</text:p>
      <text:p text:style-name="P2">　「農業用ロボット、全部、動きません。一切の命令を受け付けず、認証も弾かれます。強制アクセス制御も無効化されていて、でかい文鎮と化しました。」</text:p>
      <text:p text:style-name="P2">　「コンバインが・・・文鎮に？。」</text:p>
      <text:p text:style-name="P2">　急遽、オンラインミーティングが開かれた。小林、佐藤、私、<text:span text:style-name="T8">Michael、Nicolson、村松が出席する。</text:span></text:p>
      <text:p text:style-name="P2">　小林が、コンバインのハシゴを殴りながら叫ぶ。</text:p>
      <text:p text:style-name="P2">　「動かないんだよ、今朝から。これから刈らなくちゃならないのに、一国も早く動くようにしてくれ。明後日から台風が来るんだ。時間がないんだよ。」</text:p>
      <text:p text:style-name="P2"><text:soft-page-break/>　村松と小林がやりとりをするのを眺めながら、一つの考えが、仮説が、浮上してくるのが解った。<text:span text:style-name="T9">MichaelとNicolsonに目を遣ると、彼らも此方を見る、マイクをミュートにして、画面に顔を戻したまま、口を隠すように手を口から顎に当て、つぶやく。</text:span></text:p>
      <text:p text:style-name="P2">　「もしかして、攻撃されてるか？。」</text:p>
      <text:p text:style-name="P2">　二人も同様の姿勢をとり、</text:p>
      <text:p text:style-name="P2">　「本番用インスタンスは全部で<text:span text:style-name="T11">2</text:span><text:span text:style-name="T10">00個以上ありますが、そのいずれについても、此方に届いているログには攻撃の痕跡はありません。新規にインストールしたセキュリティソフトウェアのバグによるものだと考える方が自然です。」</text:span></text:p>
      <text:p text:style-name="P2">　「そう思って、旧バージョンのインスタンスも起動したわ。けれど動かないの。」</text:p>
      <text:p text:style-name="P2">　「そのインスタンスこれだよな。おい、こいつも強制アクセス制御効かなくなってる。」</text:p>
      <text:p text:style-name="P2"><text:soft-page-break/>　「おかしい、さっきまで動いていたのに。」</text:p>
      <text:p text:style-name="P2">　</text:p>
      <text:p text:style-name="P2">　その時、佐藤がチャットからリンクを飛ばした。ニュースサイトだ。踏んでみると、</text:p>
      <text:p text:style-name="P2"/>
      <text:p text:style-name="P2">　「速報：国内の全農用ロボに通信障害」</text:p>
      <text:p text:style-name="P2"/>
      <text:p text:style-name="P3">　メガファーム各社は<text:span text:style-name="T12">9月3日、</text:span>相次いで農業用ロボットに通信障害が発生していると報告した。</text:p>
      <text:p text:style-name="P3">　北海道農業サービスの大泉代表取締役社長は、正午、メガファーム各社の代表とともに会見を開き、「収穫用ロボットが指揮管理用サーバーと接続できない障害が一時的に発生している。現在、関係各社とともに原因究明と復旧に向けて取り組んでおり、原因は調査中。なお、通信障害が発生しているのは、現在稼働中の収穫用ロボットを含む全農業用ロボットであり、メーカー等<text:soft-page-break/>の詳細な情報については現在までに公表はしていない。</text:p>
      <text:p text:style-name="P3">　同様の報告は、国内の<text:span text:style-name="T13">10社のメガファームのホームページでも公開されており、いずれも原因は調査中。。」</text:span></text:p>
      <text:p text:style-name="P3"/>
      <text:p text:style-name="P4">　「うちだけじゃないのか。」</text:p>
      <text:p text:style-name="P4">と小林は呻くようにつぶやいた。</text:p>
      <text:p text:style-name="P4">　「ところで、国内<text:span text:style-name="T14">10社のメガファーム、ということはうち以外全社、同じタイミングで会見を開いたのか。わずか</text:span><text:span text:style-name="T15">20分前に。」</text:span></text:p>
      <text:p text:style-name="P4">　「小林さん、うちもホームページに公表した方が良くないっすか？」</text:p>
      <text:p text:style-name="P4">　「確かに、じゃ、佐藤君、急いで公表してくれ。」</text:p>
      <text:p text:style-name="P4">　「承知しました。じゃ、一旦切りますね。」</text:p>
      <text:p text:style-name="P4">　画面から佐藤が消える。</text:p>
      <text:p text:style-name="P4"><text:soft-page-break/>　「私にはよくわからないが、これ、全社で出ているってことは、少なくとも君らが何か失敗したわけではないのかな。」</text:p>
      <text:p text:style-name="P4">　村松は言葉を選びながら答える。</text:p>
      <text:p text:style-name="P4">　「断定はできません。とにかく、今我々がしなくてはならないのは、引き続き復旧に向けて調査を進めることと、収穫を止めないための代替手段を模索することです。」</text:p>
      <text:p text:style-name="P4">　「そうだな。では、私の方でも弊社のエンジニアと<text:span text:style-name="T16">R&amp;D部門のうち心得があるものを集めて対策班を編成する。また、IITIには新たなロボットコンバインの手配を依頼する。」</text:span></text:p>
      <text:p text:style-name="P4">　私は割って入る。</text:p>
      <text:p text:style-name="P4">　「では、小林農産の対策班と弊社チームで共同調査をさせてください。村松さん、イレギュラーな形とはなりますが、よろしいですね。」</text:p>
      <text:p text:style-name="P4"><text:soft-page-break/>　「はい、委細承知しました。小野寺には私から説明しますので、早速動き始めてください。」</text:p>
      <text:p text:style-name="P4">　散会となったのは昼の<text:span text:style-name="T18">2時過ぎだった。</text:span></text:p>
      <text:p text:style-name="P4"/>
      <text:p text:style-name="P4"/>
      <text:p text:style-name="P4"/>
      <text:p text:style-name="P4"/>
      <text:p text:style-name="P4"/>
      <text:p text:style-name="P4"/>
      <text:p text:style-name="P4"/>
      <text:p text:style-name="P4">　　　　　　　　　　　　<text:span text:style-name="T19">[Episode #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6.4cm" fo:page-height="25.7cm" style:num-format="1" style:print-orientation="landscape" fo:margin-top="2cm" fo:margin-bottom="2cm" fo:margin-left="2cm" fo:margin-right="2cm" style:writing-mode="tb-rl" style:layout-grid-color="#c0c0c0" style:layout-grid-lines="20" style:layout-grid-base-height="1.094cm" style:layout-grid-ruby-height="0.353cm" style:layout-grid-mode="both"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3T13:11:58.818880945</meta:creation-date>
    <dc:title>原稿用紙</dc:title>
    <meta:editing-duration>PT1H47M6S</meta:editing-duration>
    <meta:editing-cycles>112</meta:editing-cycles>
    <meta:generator>LibreOffice/6.4.4.2$Linux_X86_64 LibreOffice_project/40$Build-2</meta:generator>
    <dc:date>2020-08-13T14:59:59.854664066</dc:date>
    <meta:document-statistic meta:table-count="0" meta:image-count="0" meta:object-count="0" meta:page-count="8" meta:paragraph-count="44" meta:word-count="2144" meta:character-count="2274" meta:non-whitespace-character-count="2219"/>
    <meta:template xlink:type="simple" xlink:actuate="onRequest" xlink:title="原稿用紙" xlink:href="../../.config/libreoffice/4/user/template/原稿用紙1.ott" meta:date="2020-08-13T13:11:58.382567351"/>
  </office:meta>
</office:document-meta>
</file>